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imathoptions.rdf" manifest:media-type="application/rdf+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f94cb7"/>
    </style:style>
    <style:style style:name="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P3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P4" style:family="paragraph" style:parent-style-name="Footer">
      <style:paragraph-properties fo:text-align="start" style:justify-single-word="false"/>
      <style:text-properties officeooo:paragraph-rsid="03e32aad"/>
    </style:style>
    <style:style style:name="P5" style:family="paragraph" style:parent-style-name="Text_20_body">
      <style:text-properties officeooo:rsid="03e07421" officeooo:paragraph-rsid="03f6cf27"/>
    </style:style>
    <style:style style:name="P6" style:family="paragraph" style:parent-style-name="Text_20_body">
      <style:text-properties officeooo:rsid="03e07421" officeooo:paragraph-rsid="0449e230"/>
    </style:style>
    <style:style style:name="P7" style:family="paragraph" style:parent-style-name="Text_20_body">
      <style:text-properties fo:font-style="italic" officeooo:rsid="03e07421" officeooo:paragraph-rsid="0449e230" style:font-style-asian="italic" style:font-style-complex="italic"/>
    </style:style>
    <style:style style:name="P8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c0802f"/>
    </style:style>
    <style:style style:name="T2" style:family="text">
      <style:text-properties fo:font-size="9pt" officeooo:rsid="00c0802f"/>
    </style:style>
    <style:style style:name="T3" style:family="text">
      <style:text-properties fo:font-size="9pt" officeooo:rsid="0039027e"/>
    </style:style>
    <style:style style:name="T4" style:family="text">
      <style:text-properties officeooo:rsid="0404c289"/>
    </style:style>
  </office:automatic-styles>
  <office:body>
    <office:text>
      <office:forms form:automatic-focus="false" form:apply-design-mode="false">
        <form:form form:name="mon_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masqu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">Quelques Mots D’amour par Michel Berg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Il manque quelqu’un près de moi</text:p>
            <text:p text:style-name="P6">Je me retourne tout le monde est là</text:p>
            <text:p text:style-name="P6">D’où vient ce sentiment bizarre que je suis seul</text:p>
            <text:p text:style-name="P6">Parmi tous ces amis et ces filles qui ne veulent</text:p>
            <text:p text:style-name="P6">Que quelques mots d’amour</text:p>
            <text:p text:style-name="P6"/>
            <text:p text:style-name="P6">De mon village capitale</text:p>
            <text:p text:style-name="P6">Où l’air chaud peut être glacial</text:p>
            <text:p text:style-name="P6">Où des millions de gens se connaissent si mal</text:p>
            <text:p text:style-name="P6">Je t’envoie comme un papillon à une étoile</text:p>
            <text:p text:style-name="P6">Quelques mots d'amour</text:p>
            <text:p text:style-name="P6"/>
            <text:p text:style-name="P6">Je t'envoie mes images</text:p>
            <text:p text:style-name="P6">Je t’envoie mon décor</text:p>
            <text:p text:style-name="P6">Je t'envoie mes sourires des jours où je me sens plus fort</text:p>
            <text:p text:style-name="P6">Je t'envoie mes voyages</text:p>
            <text:p text:style-name="P6">Mes jours d'aéroport</text:p>
            <text:p text:style-name="P6">Je t'envoie mes plus belles victoires sur l'ironie du sort</text:p>
            <text:p text:style-name="P6"/>
            <text:p text:style-name="P6">Et dans ces boîtes pour danser</text:p>
            <text:p text:style-name="P6">Les nuits passent inhabitées</text:p>
            <text:p text:style-name="P6">J’écoute les battements de mon cœur me répéter</text:p>
            <text:p text:style-name="P6">Qu’aucune musique au monde ne saura remplacer</text:p>
            <text:p text:style-name="P6">Quelques mots d'amour</text:p>
          </table:table-cell>
          <table:table-cell table:style-name="Tableau1.A1" office:value-type="string">
            <text:p text:style-name="P6">Je t’envoie mes images</text:p>
            <text:p text:style-name="P6">Je t’envoie mon décor</text:p>
            <text:p text:style-name="P6">Je t’envoie mes sourires des jours où je me sens plus fort</text:p>
            <text:p text:style-name="P6">Je t’envoie mes voyages</text:p>
            <text:p text:style-name="P6">Mes jours d'aéroport</text:p>
            <text:p text:style-name="P6">Je t’envoie mes plus belles victoires sur l'ironie du sort</text:p>
            <text:p text:style-name="P6"/>
            <text:p text:style-name="P6">De mon village à cent à l'heure</text:p>
            <text:p text:style-name="P6">Où les docteurs greffent les cœurs</text:p>
            <text:p text:style-name="P6">Où les millions de gens se connaissent si mal</text:p>
            <text:p text:style-name="P6">Je t'envoie comme un papillon à une étoile</text:p>
            <text:p text:style-name="P6">Quelques mots d'amour</text:p>
            <text:p text:style-name="P6"/>
            <text:p text:style-name="P7">Paroles.net dispose d’un accord de licence de paroles de chansons avec la Société des Éditeurs et Auteurs de Musique (SEAM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Roboto" svg:font-family="Roboto" style:font-adornments="Gras" style:font-pitch="variable"/>
    <style:font-face style:name="Roboto1" svg:font-family="Roboto" style:font-adornments="Normal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family="Roboto" style:font-style-name="Normal" style:font-pitch="variable" fo:font-size="12pt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1.82cm" style:contextual-spacing="false" fo:text-align="center" style:justify-single-word="false" style:page-number="auto" fo:padding="0cm" fo:border="none" style:shadow="none" fo:keep-with-next="always"/>
      <style:text-properties style:font-name="Roboto1" fo:font-family="Roboto" style:font-style-name="Normal" style:font-pitch="variable" fo:font-size="26pt" fo:font-weight="normal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0.499cm" fo:text-align="justify" style:justify-single-word="false" fo:text-indent="0cm" style:auto-text-indent="false"/>
      <style:text-properties style:font-name="Roboto1" fo:font-family="Roboto" style:font-style-name="Normal" style:font-pitch="variable" fo:font-size="12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>
        <style:tab-stops/>
      </style:paragraph-properties>
      <style:text-properties style:font-name="Roboto1" fo:font-family="Roboto" style:font-style-name="Normal" style:font-pitch="variable" fo:font-size="14pt" fo:font-style="normal" style:text-underline-style="solid" style:text-underline-width="auto" style:text-underline-color="#007826" fo:font-weight="normal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 style:text-overline-style="none" style:text-overline-color="#007826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00ff"/>
      <style:paragraph-properties fo:margin-left="0cm" fo:margin-right="0cm" fo:margin-top="0.621cm" fo:margin-bottom="0.621cm" style:contextual-spacing="false" fo:text-align="start" style:justify-single-word="false" fo:text-indent="0cm" style:auto-text-indent="false" style:page-number="auto" fo:background-color="transparent" fo:padding="0cm" fo:border="none" style:writing-mode="lr-tb">
        <style:tab-stops/>
      </style:paragraph-properties>
      <style:text-properties style:use-window-font-color="true" loext:opacity="0%" fo:font-size="14pt" style:text-underline-style="solid" style:text-underline-width="auto" style:text-underline-color="#ff3333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21cm" fo:margin-bottom="0.621cm" style:contextual-spacing="false" fo:text-align="start" style:justify-single-word="false" fo:text-indent="0cm" style:auto-text-indent="false" fo:padding="0cm" fo:border="none" style:shadow="none" style:writing-mode="lr-tb"/>
      <style:text-properties fo:font-size="14pt" style:text-underline-style="solid" style:text-underline-width="auto" style:text-underline-color="#0000ff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Roboto1" fo:font-family="Roboto" style:font-style-name="Normal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center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621cm" fo:margin-bottom="0.621cm" style:contextual-spacing="false" fo:text-align="start" style:justify-single-word="false" fo:text-indent="0cm" style:auto-text-indent="false" fo:padding="0cm" fo:border="none" style:writing-mode="lr-tb"/>
      <style:text-properties fo:font-size="14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 fo:padding="0cm" fo:border="none"/>
      <style:text-properties fo:font-size="12pt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cm" style:contextual-spacing="false" fo:text-indent="0cm" style:auto-text-indent="false" fo:padding="0cm" fo:border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style:contextual-spacing="false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 style:shadow="none">
        <style:tab-stops>
          <style:tab-stop style:position="16.501cm" style:type="right" style:leader-style="dotted" style:leader-text="."/>
        </style:tab-stops>
      </style:paragraph-properties>
      <style:text-properties style:font-name="Roboto1" fo:font-family="Roboto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Roboto1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72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éfinition" style:family="paragraph" style:parent-style-name="List_20_Contents">
      <style:paragraph-properties fo:padding="0.4cm" fo:border="0.06pt solid #000000" style:shadow="none"/>
      <style:text-properties fo:font-size="18pt" style:font-size-asian="10.5pt"/>
    </style:style>
    <style:style style:name="List_20_Contents" style:display-name="List Contents" style:family="paragraph" style:parent-style-name="Standard" style:class="html"/>
    <style:style style:name="Code_20_LaTeX" style:display-name="Code LaTeX" style:family="paragraph" style:parent-style-name="List_20_Contents" style:master-page-name="">
      <loext:graphic-properties draw:fill="solid" draw:fill-color="#dddddd" draw:opacity="100%"/>
      <style:paragraph-properties fo:margin-left="0cm" fo:margin-right="0cm" fo:text-indent="0cm" style:auto-text-indent="false" style:page-number="auto" fo:background-color="#dddddd"/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Preformatted_20_Text" style:display-name="Preformatted Text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Header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List_20_5_20_Cont." style:display-name="List 5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1" style:display-name="Numbering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7" style:display-name="User Index 7" style:family="paragraph" style:parent-style-name="Index" style:class="index"/>
    <style:style style:name="Bibliography_20_1" style:display-name="Bibliography 1" style:family="paragraph" style:parent-style-name="Index" style:class="index"/>
    <style:style style:name="Exercices" style:family="paragraph" style:parent-style-name="Text_20_body">
      <style:paragraph-properties fo:text-align="center" style:justify-single-word="false"/>
      <style:text-properties fo:color="#b2b2b2" loext:opacity="100%" fo:font-style="italic" style:font-size-asian="10.5pt"/>
    </style:style>
    <style:style style:name="Défini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eeeeee" fo:padding="0.3cm" fo:border-left="0.06pt dotted #000000" fo:border-right="none" fo:border-top="none" fo:border-bottom="none" style:shadow="none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lr-tb"/>
      <style:text-properties fo:color="#ffffff" loext:opacity="100%" fo:font-size="9p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text:style-name="Numbering_20_Symbols" loext:num-list-format="%1%-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2%.%3%)" style:num-suffix=")" style:num-format="a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f94cb7"/>
    </style:style>
    <style:style style:name="MP2" style:family="paragraph" style:parent-style-name="Footer">
      <style:paragraph-properties fo:text-align="start" style:justify-single-word="false"/>
      <style:text-properties fo:font-size="9pt" officeooo:rsid="0039027e" officeooo:paragraph-rsid="00f94cb7"/>
    </style:style>
    <style:style style:name="MP3" style:family="paragraph" style:parent-style-name="Footer">
      <style:paragraph-properties fo:text-align="start" style:justify-single-word="false"/>
      <style:text-properties officeooo:paragraph-rsid="03e32aad"/>
    </style:style>
    <style:style style:name="MP4" style:family="paragraph" style:parent-style-name="Footer">
      <style:paragraph-properties fo:text-align="start" style:justify-single-word="false"/>
      <style:text-properties fo:font-size="9pt" officeooo:rsid="0039027e" officeooo:paragraph-rsid="03e2c8d7"/>
    </style:style>
    <style:style style:name="MT1" style:family="text">
      <style:text-properties officeooo:rsid="00c0802f"/>
    </style:style>
    <style:style style:name="MT2" style:family="text">
      <style:text-properties fo:font-size="9pt" officeooo:rsid="00c0802f"/>
    </style:style>
    <style:style style:name="MT3" style:family="text">
      <style:text-properties fo:font-size="9pt" officeooo:rsid="0039027e"/>
    </style:style>
    <style:style style:name="MT4" style:family="text">
      <style:text-properties officeooo:rsid="0404c2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file-name text:display="name">Quelques mots d'amour</text:file-name><text:tab/><text:page-number text:select-page="current">0</text:page-number><text:tab/><text:span text:style-name="MT1">R</text:span><text:span text:style-name="MT1"><text:editing-cycles>5</text:editing-cycles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GR<text:editing-cycles>5</text:editing-cycles><text:span text:style-name="MT2"><text:tab/></text:span><text:span text:style-name="MT3"><text:page-number text:select-page="current">0</text:page-number></text:span><text:span text:style-name="MT3"><text:tab/></text:span><text:span text:style-name="MT3"><text:file-name text:display="name">Quelques mots d'amour</text:file-name></text:span></text:p>
      </style:footer>
    </style:master-page>
    <style:master-page style:name="Right_20_Page" style:display-name="Right Page" style:page-layout-name="Mpm4" draw:style-name="Mdp1" style:next-style-name="Left_20_Page">
      <style:footer>
        <text:p text:style-name="MP4"><text:file-name text:display="name">Quelques mots d'amour</text:file-name><text:tab/><text:page-number text:select-page="current">0</text:page-number><text:tab/><text:span text:style-name="MT4">DR</text:span><text:span text:style-name="MT4"><text:editing-cycles>5</text:editing-cycles></text:span></text:p>
      </style:footer>
    </style:master-page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22:48.098473058</meta:creation-date>
    <meta:editing-duration>PT10M20S</meta:editing-duration>
    <meta:editing-cycles>5</meta:editing-cycles>
    <meta:generator>LibreOffice/7.3.7.2$Linux_X86_64 LibreOffice_project/30$Build-2</meta:generator>
    <dc:date>2024-08-28T16:33:14.021172528</dc:date>
    <meta:document-statistic meta:table-count="1" meta:image-count="0" meta:object-count="0" meta:page-count="1" meta:paragraph-count="37" meta:word-count="243" meta:character-count="1339" meta:non-whitespace-character-count="1133"/>
    <meta:user-defined meta:name="TexMathsPreamble">\usepackage{amsmath}§\usepackage{amssymb}§\usepackage[usenames]{color}§\usepackage{mathrsfs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  <meta:template xlink:type="simple" xlink:actuate="onRequest" xlink:title="modele-roboto-color" xlink:href="../../../../../../.config/libreoffice/4/user/template/modele-roboto-color.ott" meta:date="2024-08-28T16:22:46.553507945"/>
  </office:meta>
</office:document-meta>
</file>